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4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3">
          <table:table-cell office:value-type="string">
            <text:p>ord</text:p>
          </table:table-cell>
          <table:table-cell office:value-type="string">
            <text:p>n</text:p>
          </table:table-cell>
          <table:table-cell office:value-type="string">
            <text:p>nom</text:p>
          </table:table-cell>
          <table:table-cell office:value-type="string">
            <text:p>yrin1</text:p>
          </table:table-cell>
          <table:table-cell office:value-type="string">
            <text:p>moin1</text:p>
          </table:table-cell>
          <table:table-cell office:value-type="string">
            <text:p>dyin1</text:p>
          </table:table-cell>
          <table:table-cell office:value-type="string">
            <text:p>yrout1</text:p>
          </table:table-cell>
          <table:table-cell office:value-type="string">
            <text:p>moout1</text:p>
          </table:table-cell>
          <table:table-cell office:value-type="string">
            <text:p>dyout1</text:p>
          </table:table-cell>
          <table:table-cell office:value-type="string">
            <text:p>yrin2</text:p>
          </table:table-cell>
          <table:table-cell office:value-type="string">
            <text:p>moin2</text:p>
          </table:table-cell>
          <table:table-cell office:value-type="string">
            <text:p>dyin2</text:p>
          </table:table-cell>
          <table:table-cell office:value-type="string">
            <text:p>part</text:p>
          </table:table-cell>
          <table:table-cell office:value-type="string">
            <text:p>edo</text:p>
          </table:table-cell>
          <table:table-cell office:value-type="string">
            <text:p>dsup</text:p>
          </table:table-cell>
          <table:table-cell office:value-type="string">
            <text:p>nota</text:p>
          </table:table-cell>
          <table:table-cell office:value-type="string">
            <text:p>tmp</text:p>
          </table:table-cell>
          <table:table-cell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Martín Orozco Sandoval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ag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string">
            <text:p>Santana García, José de Jesús </text:p>
          </table:table-cell>
          <table:table-cell table:number-columns-repeated="9"/>
          <table:table-cell office:value-type="string">
            <text:p>pan</text:p>
          </table:table-cell>
          <table:table-cell office:value-type="string">
            <text:p>ag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ernando Herrera Ávil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ag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string">
            <text:p>González Estrada, Arturo </text:p>
          </table:table-cell>
          <table:table-cell table:number-columns-repeated="9"/>
          <table:table-cell office:value-type="string">
            <text:p>pan</text:p>
          </table:table-cell>
          <table:table-cell office:value-type="string">
            <text:p>ag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Miguel Romo Medin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ag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string">
            <text:p>Rocha Álvarez, Jesús Eduardo </text:p>
          </table:table-cell>
          <table:table-cell table:number-columns-repeated="9"/>
          <table:table-cell office:value-type="string">
            <text:p>pri</text:p>
          </table:table-cell>
          <table:table-cell office:value-type="string">
            <text:p>a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Ernesto Ruffo Appel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b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b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Víctor Hermosillo y Celad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b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b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Marco Antonio Blásquez Salina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t</text:p>
          </table:table-cell>
          <table:table-cell office:value-type="string">
            <text:p>b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 table:number-columns-repeated="10"/>
          <table:table-cell office:value-type="string">
            <text:p>pt</text:p>
          </table:table-cell>
          <table:table-cell office:value-type="string">
            <text:p>b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Ricardo Barroso Agramont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bc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35">
            <text:p>135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bc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Isaías González Cueva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bc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bc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Carlos Mendoza Davi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bc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37">
            <text:p>137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bc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Raúl Aarón Pozos Lan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cam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ca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Óscar Román Rosas Gonzál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cam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39">
            <text:p>139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ca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Jorge Luis Lavalle Maury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cam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ca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Luis Fernando Salazar Fernánd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co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41">
            <text:p>141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co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Silvia Guadalupe Garza Galván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co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42">
            <text:p>142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co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string">
            <text:p>Braulio Manuel Fernández Aguirre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co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co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string">
            <text:p>Mely Romero Celi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co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string">
            <text:p>Itzel Sarahí Ríos de la Mor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co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45">
            <text:p>145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string">
            <text:p>Jorge Luis Preciado Rodrígu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co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46">
            <text:p>146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string">
            <text:p>Luis Armando Melgar Brav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vem</text:p>
          </table:table-cell>
          <table:table-cell office:value-type="string">
            <text:p>cp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office:value-type="string">
            <text:p>Gómez Aranda, Juan Carlos </text:p>
          </table:table-cell>
          <table:table-cell table:number-columns-repeated="9"/>
          <table:table-cell office:value-type="string">
            <text:p>pvem</text:p>
          </table:table-cell>
          <table:table-cell office:value-type="string">
            <text:p>cp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Roberto Armando Albores Gleason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cp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office:value-type="string">
            <text:p>Zuarth Esquinca, Rubén Antonio </text:p>
          </table:table-cell>
          <table:table-cell table:number-columns-repeated="9"/>
          <table:table-cell office:value-type="string">
            <text:p>pri</text:p>
          </table:table-cell>
          <table:table-cell office:value-type="string">
            <text:p>cp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string">
            <text:p>Zoé Robledo Aburt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cp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49">
            <text:p>149</text:p>
          </table:table-cell>
          <table:table-cell office:value-type="string">
            <text:p>Esquinca Cano, Froilán </text:p>
          </table:table-cell>
          <table:table-cell table:number-columns-repeated="9"/>
          <table:table-cell office:value-type="string">
            <text:p>prd</text:p>
          </table:table-cell>
          <table:table-cell office:value-type="string">
            <text:p>c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string">
            <text:p>Patricio Martínez Garcí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cu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50">
            <text:p>150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cu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string">
            <text:p>Lilia Guadalupe Merodio Rez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cu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51">
            <text:p>151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cu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string">
            <text:p>Javier Corral Jurad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cu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152">
            <text:p>152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cu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María Alejandra Barrales Magdalen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df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df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string">
            <text:p>Mario Delgado Carrill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df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df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string">
            <text:p>Pablo Escudero Morale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vem</text:p>
          </table:table-cell>
          <table:table-cell office:value-type="string">
            <text:p>df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55">
            <text:p>155</text:p>
          </table:table-cell>
          <table:table-cell table:number-columns-repeated="10"/>
          <table:table-cell office:value-type="string">
            <text:p>pvem</text:p>
          </table:table-cell>
          <table:table-cell office:value-type="string">
            <text:p>df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Ismael Hernández Dera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dgo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56">
            <text:p>156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dgo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string">
            <text:p>Juana Leticia Herrera Ale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dgo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57">
            <text:p>157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dgo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string">
            <text:p>José Rosas Aispuro Torre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dgo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58">
            <text:p>158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dgo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string">
            <text:p>Fernando Torres Gracian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gu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59">
            <text:p>159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gu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string">
            <text:p>Juan Carlos Romero Hick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gu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60">
            <text:p>160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gu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string">
            <text:p>Miguel Ángel Chico Herrer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gu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61">
            <text:p>161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gu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string">
            <text:p>Armando Ríos Piter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gu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162">
            <text:p>162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gu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string">
            <text:p>Sofío Ramírez Hernánd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gu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63">
            <text:p>163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gu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string">
            <text:p>René Juárez Cisnero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gu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gu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string">
            <text:p>Omar Fayad Menese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hgo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65">
            <text:p>165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hgo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string">
            <text:p>David Penchyna Grub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hgo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hgo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string">
            <text:p>Isidro Pedraza Cháv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hgo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67">
            <text:p>167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hgo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string">
            <text:p>Arturo Zamora Jimén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pri</text:p>
          </table:table-cell>
          <table:table-cell office:value-type="string">
            <text:p>ja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string">
            <text:p>María Verónica Martínez Espinoza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ja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office:value-type="string">
            <text:p>Jesús Casillas Romer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ja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69">
            <text:p>169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ja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string">
            <text:p>José María Martínez Martín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ja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70">
            <text:p>170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ja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string">
            <text:p>Ana Lilia Herrera Anzald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mex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71">
            <text:p>171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me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office:value-type="string">
            <text:p>María Elena Barrera Tapi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vem</text:p>
          </table:table-cell>
          <table:table-cell office:value-type="string">
            <text:p>mex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72">
            <text:p>172</text:p>
          </table:table-cell>
          <table:table-cell table:number-columns-repeated="10"/>
          <table:table-cell office:value-type="string">
            <text:p>pvem</text:p>
          </table:table-cell>
          <table:table-cell office:value-type="string">
            <text:p>me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string">
            <text:p>Alejandro de Jesús Encinas Rodrígu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mex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73">
            <text:p>173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me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string">
            <text:p>José Ascención Orihuela Bárcena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mi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74">
            <text:p>174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mi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47">
            <text:p>47</text:p>
          </table:table-cell>
          <table:table-cell office:value-type="string">
            <text:p>Ma. del Rocío Pineda Gochi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mi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175">
            <text:p>175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mi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string">
            <text:p>Raúl Morón Orozc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mi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76">
            <text:p>176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mi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string">
            <text:p>Fidel Demédicis Hidalg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mo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77">
            <text:p>177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mo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string">
            <text:p>Rabindranath Salazar Solori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mo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mo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1">
            <text:p>51</text:p>
          </table:table-cell>
          <table:table-cell office:value-type="string">
            <text:p>Lisbeth Hernández Lecon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mo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79">
            <text:p>179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mo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 office:value-type="string">
            <text:p>Manuel Humberto Cota Jimén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n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n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53">
            <text:p>53</text:p>
          </table:table-cell>
          <table:table-cell office:value-type="string">
            <text:p>Margarita Flores Sánch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n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181">
            <text:p>181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n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54">
            <text:p>54</text:p>
          </table:table-cell>
          <table:table-cell office:value-type="string">
            <text:p>Martha Elena García Góm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n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82">
            <text:p>182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n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string">
            <text:p>Marcela Guerra Castill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n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83">
            <text:p>183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n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56">
            <text:p>56</text:p>
          </table:table-cell>
          <table:table-cell office:value-type="string">
            <text:p>Ivonne Liliana Álvarez Garcí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n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84">
            <text:p>184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n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57">
            <text:p>57</text:p>
          </table:table-cell>
          <table:table-cell office:value-type="string">
            <text:p>Raúl Gracia Guzmán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n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85">
            <text:p>185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n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  <table:table-cell office:value-type="string">
            <text:p>Ángel Benjamín Robles Montoy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oax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86">
            <text:p>186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oa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string">
            <text:p>Adolfo Romero Laina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oax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87">
            <text:p>187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oa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60">
            <text:p>60</text:p>
          </table:table-cell>
          <table:table-cell office:value-type="string">
            <text:p>Eviel Pérez Magañ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oax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oa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61">
            <text:p>61</text:p>
          </table:table-cell>
          <table:table-cell office:value-type="string">
            <text:p>Blanca María del Socorro Alcalá Rui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pu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pu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 office:value-type="string">
            <text:p>María Lucero Saldaña Pér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pu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190">
            <text:p>190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pu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string">
            <text:p>Javier Lozano Alarcón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pu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91">
            <text:p>191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pu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office:value-type="string">
            <text:p>Francisco Domínguez Servién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qu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qu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65">
            <text:p>65</text:p>
          </table:table-cell>
          <table:table-cell office:value-type="string">
            <text:p>María Marcela Torres Peimbert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qu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93">
            <text:p>193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qu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66">
            <text:p>66</text:p>
          </table:table-cell>
          <table:table-cell office:value-type="string">
            <text:p>Enrique Burgos Garcí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qu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194">
            <text:p>194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qu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67">
            <text:p>67</text:p>
          </table:table-cell>
          <table:table-cell office:value-type="string">
            <text:p>Jorge Emilio González Martín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vem</text:p>
          </table:table-cell>
          <table:table-cell office:value-type="string">
            <text:p>qui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195">
            <text:p>195</text:p>
          </table:table-cell>
          <table:table-cell table:number-columns-repeated="10"/>
          <table:table-cell office:value-type="string">
            <text:p>pvem</text:p>
          </table:table-cell>
          <table:table-cell office:value-type="string">
            <text:p>qui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68">
            <text:p>68</text:p>
          </table:table-cell>
          <table:table-cell office:value-type="string">
            <text:p>Félix Arturo González Cant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qui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196">
            <text:p>196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qui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69">
            <text:p>69</text:p>
          </table:table-cell>
          <table:table-cell office:value-type="string">
            <text:p>Luz María Beristain Navarrete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qui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97">
            <text:p>197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qui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string">
            <text:p>Sonia Mendoza Día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san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98">
            <text:p>198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sa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1">
            <text:p>71</text:p>
          </table:table-cell>
          <table:table-cell office:value-type="string">
            <text:p>César Octavio Pedroza Gaitán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san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199">
            <text:p>199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sa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72">
            <text:p>72</text:p>
          </table:table-cell>
          <table:table-cell office:value-type="string">
            <text:p>Teófilo Torres Corz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san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200">
            <text:p>200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sa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73">
            <text:p>73</text:p>
          </table:table-cell>
          <table:table-cell office:value-type="string">
            <text:p>Aarón Irízar Lóp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sin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201">
            <text:p>201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74">
            <text:p>74</text:p>
          </table:table-cell>
          <table:table-cell office:value-type="string">
            <text:p>Daniel Amador Gaxiol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sin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202">
            <text:p>202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75">
            <text:p>75</text:p>
          </table:table-cell>
          <table:table-cell office:value-type="string">
            <text:p>Francisco Salvador López Brit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sin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203">
            <text:p>203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76">
            <text:p>76</text:p>
          </table:table-cell>
          <table:table-cell office:value-type="string">
            <text:p>Claudia Artemiza Pavlovich Arellan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son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204">
            <text:p>204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s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77">
            <text:p>77</text:p>
          </table:table-cell>
          <table:table-cell office:value-type="string">
            <text:p>Ernesto Gándara Camou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son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s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8">
            <text:p>78</text:p>
          </table:table-cell>
          <table:table-cell office:value-type="string">
            <text:p>Francisco de Paula Búrquez Valenzuel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son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06">
            <text:p>206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s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79">
            <text:p>79</text:p>
          </table:table-cell>
          <table:table-cell office:value-type="string">
            <text:p>Adán Augusto López Hernánd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tab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207">
            <text:p>207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80">
            <text:p>80</text:p>
          </table:table-cell>
          <table:table-cell office:value-type="string">
            <text:p>Fernando Enrique Mayans Canabal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tab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208">
            <text:p>208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 office:value-type="string">
            <text:p>Humberto Domingo Mayans Canabal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pri</text:p>
          </table:table-cell>
          <table:table-cell office:value-type="string">
            <text:p>tab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209">
            <text:p>209</text:p>
          </table:table-cell>
          <table:table-cell office:value-type="string">
            <text:p>Arquímedes Oramas Vargas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82">
            <text:p>82</text:p>
          </table:table-cell>
          <table:table-cell office:value-type="string">
            <text:p>Francisco García Cabeza de Vac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tam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210">
            <text:p>210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ta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83">
            <text:p>83</text:p>
          </table:table-cell>
          <table:table-cell office:value-type="string">
            <text:p>Maki Esther Ortiz Domíngu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tam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11">
            <text:p>211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ta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84">
            <text:p>84</text:p>
          </table:table-cell>
          <table:table-cell office:value-type="string">
            <text:p>Manuel Cavazos Lerm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tam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212">
            <text:p>212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ta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85">
            <text:p>85</text:p>
          </table:table-cell>
          <table:table-cell office:value-type="string">
            <text:p>Lorena Cuéllar Cisnero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tl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213">
            <text:p>213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tl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86">
            <text:p>86</text:p>
          </table:table-cell>
          <table:table-cell office:value-type="string">
            <text:p>Martha Palafox Gutiérr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t</text:p>
          </table:table-cell>
          <table:table-cell office:value-type="string">
            <text:p>tl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214">
            <text:p>214</text:p>
          </table:table-cell>
          <table:table-cell table:number-columns-repeated="10"/>
          <table:table-cell office:value-type="string">
            <text:p>pt</text:p>
          </table:table-cell>
          <table:table-cell office:value-type="string">
            <text:p>tl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87">
            <text:p>87</text:p>
          </table:table-cell>
          <table:table-cell office:value-type="string">
            <text:p>Adriana Dávila Fernánd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tl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215">
            <text:p>215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tl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88">
            <text:p>88</text:p>
          </table:table-cell>
          <table:table-cell office:value-type="string">
            <text:p>José Francisco Yunes Zorrill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ve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216">
            <text:p>216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89">
            <text:p>89</text:p>
          </table:table-cell>
          <table:table-cell office:value-type="string">
            <text:p>Héctor Yunes Land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ve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217">
            <text:p>217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string">
            <text:p>Fernando Yunes Márqu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ve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218">
            <text:p>218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91">
            <text:p>91</text:p>
          </table:table-cell>
          <table:table-cell office:value-type="string">
            <text:p>Daniel Gabriel Ávila Rui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yu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219">
            <text:p>219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yu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92">
            <text:p>92</text:p>
          </table:table-cell>
          <table:table-cell office:value-type="string">
            <text:p>Rosa Adriana Díaz Lizam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yu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220">
            <text:p>220</text:p>
          </table:table-cell>
          <table:table-cell table:number-columns-repeated="10"/>
          <table:table-cell office:value-type="string">
            <text:p>pan</text:p>
          </table:table-cell>
          <table:table-cell office:value-type="string">
            <text:p>yu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93">
            <text:p>93</text:p>
          </table:table-cell>
          <table:table-cell office:value-type="string">
            <text:p>Angélica del Rosario Araujo Lar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yu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221">
            <text:p>221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yu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94">
            <text:p>94</text:p>
          </table:table-cell>
          <table:table-cell office:value-type="string">
            <text:p>Carlos Alberto Puente Sala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vem</text:p>
          </table:table-cell>
          <table:table-cell office:value-type="string">
            <text:p>za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222">
            <text:p>222</text:p>
          </table:table-cell>
          <table:table-cell table:number-columns-repeated="10"/>
          <table:table-cell office:value-type="string">
            <text:p>pvem</text:p>
          </table:table-cell>
          <table:table-cell office:value-type="string">
            <text:p>za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95">
            <text:p>95</text:p>
          </table:table-cell>
          <table:table-cell office:value-type="string">
            <text:p>Alejandro Tello Cristern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a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23">
            <text:p>223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a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96">
            <text:p>96</text:p>
          </table:table-cell>
          <table:table-cell office:value-type="string">
            <text:p>David Monreal Ávil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t</text:p>
          </table:table-cell>
          <table:table-cell office:value-type="string">
            <text:p>za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224">
            <text:p>224</text:p>
          </table:table-cell>
          <table:table-cell table:number-columns-repeated="10"/>
          <table:table-cell office:value-type="string">
            <text:p>pt</text:p>
          </table:table-cell>
          <table:table-cell office:value-type="string">
            <text:p>za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97">
            <text:p>97</text:p>
          </table:table-cell>
          <table:table-cell office:value-type="string">
            <text:p>Ernesto Javier Cordero Arroy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225">
            <text:p>225</text:p>
          </table:table-cell>
          <table:table-cell office:value-type="string">
            <text:p>Hernández Núñez, Elia </text:p>
          </table:table-cell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98">
            <text:p>98</text:p>
          </table:table-cell>
          <table:table-cell office:value-type="string">
            <text:p>Mariana Gómez del Campo Gurz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226">
            <text:p>226</text:p>
          </table:table-cell>
          <table:table-cell office:value-type="string">
            <text:p>Quiroga Fernández, María Isabel </text:p>
          </table:table-cell>
          <table:table-cell table:number-columns-repeated="9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99">
            <text:p>99</text:p>
          </table:table-cell>
          <table:table-cell office:value-type="string">
            <text:p>Roberto Gil Zuarth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27">
            <text:p>227</text:p>
          </table:table-cell>
          <table:table-cell office:value-type="string">
            <text:p>Loaiza Garzón, Adriana </text:p>
          </table:table-cell>
          <table:table-cell table:number-columns-repeated="9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100">
            <text:p>100</text:p>
          </table:table-cell>
          <table:table-cell office:value-type="string">
            <text:p>Luisa María Calderón Hinojos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228">
            <text:p>228</text:p>
          </table:table-cell>
          <table:table-cell office:value-type="string">
            <text:p>Clavel Sánchez, Lizette </text:p>
          </table:table-cell>
          <table:table-cell table:number-columns-repeated="9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101">
            <text:p>101</text:p>
          </table:table-cell>
          <table:table-cell office:value-type="string">
            <text:p>Salvador Vega Casilla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229">
            <text:p>229</text:p>
          </table:table-cell>
          <table:table-cell office:value-type="string">
            <text:p>Martínez Medina, Yolanda </text:p>
          </table:table-cell>
          <table:table-cell table:number-columns-repeated="9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102">
            <text:p>102</text:p>
          </table:table-cell>
          <table:table-cell office:value-type="string">
            <text:p>Gabriela Cuevas Barron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04">
            <text:p>204</text:p>
          </table:table-cell>
          <table:table-cell office:value-type="float" office:value="230">
            <text:p>230</text:p>
          </table:table-cell>
          <table:table-cell office:value-type="string">
            <text:p>Márquez Espinoza, Blanca Belia </text:p>
          </table:table-cell>
          <table:table-cell table:number-columns-repeated="9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office:value-type="float" office:value="103">
            <text:p>103</text:p>
          </table:table-cell>
          <table:table-cell office:value-type="string">
            <text:p>Alonso José Ricardo Lujambio Irazábal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office:value-type="string">
            <text:p>died in office, cancer</text:p>
          </table:table-cell>
          <table:table-cell table:number-columns-repeated="2"/>
        </table:table-row>
        <table:table-row table:style-name="ro3">
          <table:table-cell office:value-type="float" office:value="206">
            <text:p>206</text:p>
          </table:table-cell>
          <table:table-cell office:value-type="float" office:value="231">
            <text:p>231</text:p>
          </table:table-cell>
          <table:table-cell office:value-type="string">
            <text:p>Ma. del Pilar Ortega Martínez</text:p>
          </table:table-cell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07">
            <text:p>207</text:p>
          </table:table-cell>
          <table:table-cell office:value-type="float" office:value="104">
            <text:p>104</text:p>
          </table:table-cell>
          <table:table-cell office:value-type="string">
            <text:p>Laura Angélica Rojas Hernánd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08">
            <text:p>208</text:p>
          </table:table-cell>
          <table:table-cell office:value-type="float" office:value="232">
            <text:p>232</text:p>
          </table:table-cell>
          <table:table-cell office:value-type="string">
            <text:p>Cortés Álvarez, Adriana </text:p>
          </table:table-cell>
          <table:table-cell table:number-columns-repeated="9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float" office:value="209">
            <text:p>209</text:p>
          </table:table-cell>
          <table:table-cell office:value-type="float" office:value="105">
            <text:p>105</text:p>
          </table:table-cell>
          <table:table-cell office:value-type="string">
            <text:p>Héctor Larios Córdov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 office:value-type="string">
            <text:p>García Corrales, Agustina Eduwiges </text:p>
          </table:table-cell>
          <table:table-cell table:number-columns-repeated="9"/>
          <table:table-cell office:value-type="string">
            <text:p>pan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11">
            <text:p>211</text:p>
          </table:table-cell>
          <table:table-cell office:value-type="float" office:value="106">
            <text:p>106</text:p>
          </table:table-cell>
          <table:table-cell office:value-type="string">
            <text:p>Emilio Gamboa Patrón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12">
            <text:p>212</text:p>
          </table:table-cell>
          <table:table-cell office:value-type="float" office:value="234">
            <text:p>234</text:p>
          </table:table-cell>
          <table:table-cell office:value-type="string">
            <text:p>Juraidini Rumilla, Jorge Alberto</text:p>
          </table:table-cell>
          <table:table-cell table:number-columns-repeated="9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13">
            <text:p>213</text:p>
          </table:table-cell>
          <table:table-cell office:value-type="float" office:value="107">
            <text:p>107</text:p>
          </table:table-cell>
          <table:table-cell office:value-type="string">
            <text:p>María Cristina Díaz Salazar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14">
            <text:p>214</text:p>
          </table:table-cell>
          <table:table-cell office:value-type="float" office:value="235">
            <text:p>235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 office:value-type="string">
            <text:p>Armando Neyra Cháv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17">
            <text:p>217</text:p>
          </table:table-cell>
          <table:table-cell office:value-type="float" office:value="109">
            <text:p>109</text:p>
          </table:table-cell>
          <table:table-cell office:value-type="string">
            <text:p>Diva Hadamira Gastélum Baj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18">
            <text:p>218</text:p>
          </table:table-cell>
          <table:table-cell office:value-type="float" office:value="237">
            <text:p>237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19">
            <text:p>219</text:p>
          </table:table-cell>
          <table:table-cell office:value-type="float" office:value="110">
            <text:p>110</text:p>
          </table:table-cell>
          <table:table-cell office:value-type="string">
            <text:p>Gerardo Sánchez Garcí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21">
            <text:p>221</text:p>
          </table:table-cell>
          <table:table-cell office:value-type="float" office:value="111">
            <text:p>111</text:p>
          </table:table-cell>
          <table:table-cell office:value-type="string">
            <text:p>Graciela Ortiz Gonzál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23">
            <text:p>223</text:p>
          </table:table-cell>
          <table:table-cell office:value-type="float" office:value="112">
            <text:p>112</text:p>
          </table:table-cell>
          <table:table-cell office:value-type="string">
            <text:p>Carlos Romero Deschamp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string">
            <text:p>Arely Gómez Gonzál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27">
            <text:p>227</text:p>
          </table:table-cell>
          <table:table-cell office:value-type="float" office:value="114">
            <text:p>114</text:p>
          </table:table-cell>
          <table:table-cell office:value-type="string">
            <text:p>Joel Ayala Almeid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29">
            <text:p>229</text:p>
          </table:table-cell>
          <table:table-cell office:value-type="float" office:value="115">
            <text:p>115</text:p>
          </table:table-cell>
          <table:table-cell office:value-type="string">
            <text:p>Hilda Esthela Flores Escaler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30">
            <text:p>230</text:p>
          </table:table-cell>
          <table:table-cell office:value-type="float" office:value="243">
            <text:p>243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office:value-type="string">
            <text:p>Raúl Cervantes Andrade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table:number-columns-repeated="10"/>
          <table:table-cell office:value-type="string">
            <text:p>pri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33">
            <text:p>233</text:p>
          </table:table-cell>
          <table:table-cell office:value-type="float" office:value="117">
            <text:p>117</text:p>
          </table:table-cell>
          <table:table-cell office:value-type="string">
            <text:p>Luis Miguel Gerónimo Barbosa Huert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35">
            <text:p>235</text:p>
          </table:table-cell>
          <table:table-cell office:value-type="float" office:value="118">
            <text:p>118</text:p>
          </table:table-cell>
          <table:table-cell office:value-type="string">
            <text:p>Angélica De la Peña Góm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37">
            <text:p>237</text:p>
          </table:table-cell>
          <table:table-cell office:value-type="float" office:value="119">
            <text:p>119</text:p>
          </table:table-cell>
          <table:table-cell office:value-type="string">
            <text:p>Venancio Luis Sánchez Jimén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39">
            <text:p>239</text:p>
          </table:table-cell>
          <table:table-cell office:value-type="float" office:value="120">
            <text:p>120</text:p>
          </table:table-cell>
          <table:table-cell office:value-type="string">
            <text:p>Dolores Padierna Lun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41">
            <text:p>241</text:p>
          </table:table-cell>
          <table:table-cell office:value-type="float" office:value="121">
            <text:p>121</text:p>
          </table:table-cell>
          <table:table-cell office:value-type="string">
            <text:p>Víctor Manuel Camacho Solí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43">
            <text:p>243</text:p>
          </table:table-cell>
          <table:table-cell office:value-type="float" office:value="122">
            <text:p>122</text:p>
          </table:table-cell>
          <table:table-cell office:value-type="string">
            <text:p>Iris Vianey Mendoza Mendoz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table:number-columns-repeated="10"/>
          <table:table-cell office:value-type="string">
            <text:p>prd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45">
            <text:p>245</text:p>
          </table:table-cell>
          <table:table-cell office:value-type="float" office:value="123">
            <text:p>123</text:p>
          </table:table-cell>
          <table:table-cell office:value-type="string">
            <text:p>Manuel Bartlett Día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t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table:number-columns-repeated="10"/>
          <table:table-cell office:value-type="string">
            <text:p>pt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47">
            <text:p>247</text:p>
          </table:table-cell>
          <table:table-cell office:value-type="float" office:value="124">
            <text:p>124</text:p>
          </table:table-cell>
          <table:table-cell office:value-type="string">
            <text:p>Ana Gabriela Guevara Espinoz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t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table:number-columns-repeated="10"/>
          <table:table-cell office:value-type="string">
            <text:p>pt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49">
            <text:p>249</text:p>
          </table:table-cell>
          <table:table-cell office:value-type="float" office:value="125">
            <text:p>125</text:p>
          </table:table-cell>
          <table:table-cell office:value-type="string">
            <text:p>Ninfa Salinas Sada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vem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table:number-columns-repeated="10"/>
          <table:table-cell office:value-type="string">
            <text:p>pvem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51">
            <text:p>251</text:p>
          </table:table-cell>
          <table:table-cell office:value-type="float" office:value="126">
            <text:p>126</text:p>
          </table:table-cell>
          <table:table-cell office:value-type="string">
            <text:p>Juan Gerardo Flores Ramírez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vem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 table:number-columns-repeated="10"/>
          <table:table-cell office:value-type="string">
            <text:p>pvem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53">
            <text:p>253</text:p>
          </table:table-cell>
          <table:table-cell office:value-type="float" office:value="127">
            <text:p>127</text:p>
          </table:table-cell>
          <table:table-cell office:value-type="string">
            <text:p>Layda Sansores San Román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mc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table:number-columns-repeated="10"/>
          <table:table-cell office:value-type="string">
            <text:p>mc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string">
            <text:p>Mónica Tzasna Arriola Gordillo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panal</text:p>
          </table:table-cell>
          <table:table-cell office:value-type="string">
            <text:p>zlista</text:p>
          </table:table-cell>
          <table:table-cell office:value-type="float" office:value="0">
            <text:p>0</text:p>
          </table:table-cell>
          <table:table-cell office:value-type="string">
            <text:p>aparece como sin partido en ago1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56">
            <text:p>256</text:p>
          </table:table-cell>
          <table:table-cell table:number-columns-repeated="10"/>
          <table:table-cell office:value-type="string">
            <text:p>panal</text:p>
          </table:table-cell>
          <table:table-cell office:value-type="string">
            <text:p>zlista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Q257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4-08-06T20:41:50</meta:creation-date>
    <dc:date>2014-08-07T11:02:54</dc:date>
    <dc:creator>Eric Magar</dc:creator>
    <meta:editing-duration>PT2H48M16S</meta:editing-duration>
    <meta:editing-cycles>22</meta:editing-cycles>
    <meta:generator>LibreOffice/3.5$Linux_X86_64 LibreOffice_project/350m1$Build-2</meta:generator>
    <meta:document-statistic meta:table-count="3" meta:cell-count="1868" meta:object-count="0"/>
  </office:meta>
</office:document-meta>
</file>